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+17013.91 аванс для 2023</text:p>
          </table:table-cell>
          <table:table-cell table:number-columns-repeated="1017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/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.00.0000</text:date>, <text:time style:data-style-name="N2" text:time-value="19:16:51.4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9T19:31:55.441000000</dc:date>
    <meta:editing-duration>P4DT23H28M55S</meta:editing-duration>
    <meta:editing-cycles>1837</meta:editing-cycles>
    <meta:document-statistic meta:table-count="3" meta:cell-count="5553" meta:object-count="0"/>
    <meta:user-defined meta:name="qrichtext">1</meta:user-defined>
  </office:meta>
</office:document-meta>
</file>